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RetailEvent-2.1" table:style-name="ta1" table:print-ranges="A1:AF28">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3-1600z-CS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RetailEvent">
            <text:p>RetailEvent</text:p>
          </table:table-cell>
          <table:table-cell table:style-name="ce8" office:value-type="string" office:string-value="Retail Event. Details">
            <text:p>Retail Event. Details</text:p>
          </table:table-cell>
          <table:table-cell table:style-name="ce8" office:value-type="string" office:string-value=""/>
          <table:table-cell table:style-name="ce8" office:value-type="string" office:string-value="Retail Event">
            <text:p>Retail Event</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Event">
            <text:p>Event</text:p>
          </table:table-cell>
          <table:table-cell table:style-name="ce8" office:value-type="string" office:string-value=""/>
          <table:table-cell table:style-name="ce8" office:value-type="string" office:string-value="ABIE">
            <text:p>ABIE</text:p>
          </table:table-cell>
          <table:table-cell table:style-name="ce8" office:value-type="string" office:string-value="A document used to specify basic information about retail events (such as promotions, product introductions, and community or environmental events) that affect supply or demand.">
            <text:p>A document used to specify basic information about retail events (such as promotions, product introductions, and community or environmental events) that affect supply or demand.</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lan">
            <text:p>Pla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Retail Event. UBL Version Identifier. Identifier">
            <text:p>Retail Event. UBL Version Identifier. Identifier</text:p>
          </table:table-cell>
          <table:table-cell table:style-name="ce9" office:value-type="string" office:string-value=""/>
          <table:table-cell office:value-type="string" table:style-name="ce9" office:string-value="Retail Event">
            <text:p>Retail Event</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Retail Event. Customization Identifier. Identifier">
            <text:p>Retail Event. Customization Identifier. Identifier</text:p>
          </table:table-cell>
          <table:table-cell table:style-name="ce9" office:value-type="string" office:string-value=""/>
          <table:table-cell office:value-type="string" table:style-name="ce9" office:string-value="Retail Event">
            <text:p>Retail Event</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Retail Event. Profile Identifier. Identifier">
            <text:p>Retail Event. Profile Identifier. Identifier</text:p>
          </table:table-cell>
          <table:table-cell table:style-name="ce9" office:value-type="string" office:string-value=""/>
          <table:table-cell office:value-type="string" table:style-name="ce9" office:string-value="Retail Event">
            <text:p>Retail Event</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Retail Event. Profile Execution Identifier. Identifier">
            <text:p>Retail Event. Profile Execution Identifier. Identifier</text:p>
          </table:table-cell>
          <table:table-cell table:style-name="ce9" office:value-type="string" office:string-value=""/>
          <table:table-cell office:value-type="string" table:style-name="ce9" office:string-value="Retail Event">
            <text:p>Retail Event</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Retail Event. Identifier">
            <text:p>Retail Event. Identifier</text:p>
          </table:table-cell>
          <table:table-cell table:style-name="ce9" office:value-type="string" office:string-value=""/>
          <table:table-cell office:value-type="string" table:style-name="ce9" office:string-value="Retail Event">
            <text:p>Retail Event</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office:value-type="string" table:style-name="ce9" office:string-value="Retail Event Number">
            <text:p>Retail Event Number</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Retail Event. Copy_ Indicator. Indicator">
            <text:p>Retail Event. Copy_ Indicator. Indicator</text:p>
          </table:table-cell>
          <table:table-cell table:style-name="ce9" office:value-type="string" office:string-value=""/>
          <table:table-cell office:value-type="string" table:style-name="ce9" office:string-value="Retail Event">
            <text:p>Retail Event</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Retail Event. UUID. Identifier">
            <text:p>Retail Event. UUID. Identifier</text:p>
          </table:table-cell>
          <table:table-cell table:style-name="ce9" office:value-type="string" office:string-value=""/>
          <table:table-cell office:value-type="string" table:style-name="ce9" office:string-value="Retail Event">
            <text:p>Retail Event</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Retail Event. Issue Date. Date">
            <text:p>Retail Event. Issue Date. Date</text:p>
          </table:table-cell>
          <table:table-cell table:style-name="ce9" office:value-type="string" office:string-value=""/>
          <table:table-cell office:value-type="string" table:style-name="ce9" office:string-value="Retail Event">
            <text:p>Retail Event</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office:value-type="string" table:style-name="ce9" office:string-value="Retail Event Date">
            <text:p>Retail Event Date</text:p>
          </table:table-cell>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Retail Event. Issue Time. Time">
            <text:p>Retail Event. Issue Time. Time</text:p>
          </table:table-cell>
          <table:table-cell table:style-name="ce9" office:value-type="string" office:string-value=""/>
          <table:table-cell office:value-type="string" table:style-name="ce9" office:string-value="Retail Event">
            <text:p>Retail Event</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Retail Event. Note. Text">
            <text:p>Retail Event. Note. Text</text:p>
          </table:table-cell>
          <table:table-cell table:style-name="ce9" office:value-type="string" office:string-value=""/>
          <table:table-cell office:value-type="string" table:style-name="ce9" office:string-value="Retail Event">
            <text:p>Retail Event</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RetailEventName">
            <text:p>RetailEventName</text:p>
          </table:table-cell>
          <table:table-cell office:value-type="string" table:style-name="ce9" office:string-value="Retail Event. Retail Event Name. Name">
            <text:p>Retail Event. Retail Event Name. Name</text:p>
          </table:table-cell>
          <table:table-cell table:style-name="ce9" office:value-type="string" office:string-value=""/>
          <table:table-cell office:value-type="string" table:style-name="ce9" office:string-value="Retail Event">
            <text:p>Retail Event</text:p>
          </table:table-cell>
          <table:table-cell table:style-name="ce9" office:value-type="string" office:string-value=""/>
          <table:table-cell office:value-type="string" table:style-name="ce9" office:string-value="Retail Event">
            <text:p>Retail Event</text:p>
          </table:table-cell>
          <table:table-cell office:value-type="string" table:style-name="ce9" office:string-value="Name">
            <text:p>Name</text:p>
          </table:table-cell>
          <table:table-cell office:value-type="string" table:style-name="ce11" table:formula="of:=IF([.F13]&lt;&gt;&quot;&quot;;CONCATENATE([.F13];&quot; &quot;;[.G13]);[.G13])" office:string-value="Retail Event Name">
            <text:p>Retail Event Name</text:p>
          </table:table-cell>
          <table:table-cell office:value-type="string" table:style-name="ce9" office:string-value="Name">
            <text:p>Name</text:p>
          </table:table-cell>
          <table:table-cell table:style-name="ce9" office:value-type="string" office:string-value=""/>
          <table:table-cell office:value-type="string" table:style-name="ce11" table:formula="of:=IF([.J13]&lt;&gt;&quot;&quot;;CONCATENATE([.J13];&quot;_ &quot;;[.I13];&quot;. Type&quot;);CONCATENATE([.I13];&quot;. Type&quot;))" office:string-value="Name. Type">
            <text:p>Na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title, theme, slogan, or other identifier for the event for use by trading partners.">
            <text:p>A title, theme, slogan, or other identifier for the event for use by trading partner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Changed property term + made mandatory">
            <text:p>Change from Previous Version: Changed property term + made mandatory</text:p>
          </table:table-cell>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RetailEventStatusCode">
            <text:p>RetailEventStatusCode</text:p>
          </table:table-cell>
          <table:table-cell office:value-type="string" table:style-name="ce9" office:string-value="Retail Event. Retail Event Status Code. Code">
            <text:p>Retail Event. Retail Event Status Code. Code</text:p>
          </table:table-cell>
          <table:table-cell table:style-name="ce9" office:value-type="string" office:string-value=""/>
          <table:table-cell office:value-type="string" table:style-name="ce9" office:string-value="Retail Event">
            <text:p>Retail Event</text:p>
          </table:table-cell>
          <table:table-cell table:style-name="ce9" office:value-type="string" office:string-value=""/>
          <table:table-cell office:value-type="string" table:style-name="ce9" office:string-value="Retail Event Status">
            <text:p>Retail Event Status</text:p>
          </table:table-cell>
          <table:table-cell office:value-type="string" table:style-name="ce9" office:string-value="Code">
            <text:p>Code</text:p>
          </table:table-cell>
          <table:table-cell office:value-type="string" table:style-name="ce11" table:formula="of:=IF([.F14]&lt;&gt;&quot;&quot;;CONCATENATE([.F14];&quot; &quot;;[.G14]);[.G14])" office:string-value="Retail Event Status Code">
            <text:p>Retail Event Status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4]&lt;&gt;&quot;&quot;;CONCATENATE([.J14];&quot;_ &quot;;[.I14];&quot;. Type&quot;);CONCATENATE([.I14];&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Describes the logical state of the discrete activity affecting supply or demand in the supply chain">
            <text:p>Describes the logical state of the discrete activity affecting supply or demand in the supply chai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SellerEventID">
            <text:p>SellerEventID</text:p>
          </table:table-cell>
          <table:table-cell office:value-type="string" table:style-name="ce9" office:string-value="Retail Event. Seller Event Identifier. Identifier">
            <text:p>Retail Event. Seller Event Identifier. Identifier</text:p>
          </table:table-cell>
          <table:table-cell table:style-name="ce9" office:value-type="string" office:string-value=""/>
          <table:table-cell office:value-type="string" table:style-name="ce9" office:string-value="Retail Event">
            <text:p>Retail Event</text:p>
          </table:table-cell>
          <table:table-cell table:style-name="ce9" office:value-type="string" office:string-value=""/>
          <table:table-cell office:value-type="string" table:style-name="ce9" office:string-value="Seller Event">
            <text:p>Seller Event</text:p>
          </table:table-cell>
          <table:table-cell office:value-type="string" table:style-name="ce9" office:string-value="Identifier">
            <text:p>Identifier</text:p>
          </table:table-cell>
          <table:table-cell office:value-type="string" table:style-name="ce11" table:formula="of:=IF([.F15]&lt;&gt;&quot;&quot;;CONCATENATE([.F15];&quot; &quot;;[.G15]);[.G15])" office:string-value="Seller Event Identifier">
            <text:p>Seller Event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5]&lt;&gt;&quot;&quot;;CONCATENATE([.J15];&quot;_ &quot;;[.I15];&quot;. Type&quot;);CONCATENATE([.I1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event tracking identifier assigned by the seller.">
            <text:p>An event tracking identifier assigned by the sell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BuyerEventID">
            <text:p>BuyerEventID</text:p>
          </table:table-cell>
          <table:table-cell office:value-type="string" table:style-name="ce9" office:string-value="Retail Event. Buyer Event Identifier. Identifier">
            <text:p>Retail Event. Buyer Event Identifier. Identifier</text:p>
          </table:table-cell>
          <table:table-cell table:style-name="ce9" office:value-type="string" office:string-value=""/>
          <table:table-cell office:value-type="string" table:style-name="ce9" office:string-value="Retail Event">
            <text:p>Retail Event</text:p>
          </table:table-cell>
          <table:table-cell table:style-name="ce9" office:value-type="string" office:string-value=""/>
          <table:table-cell office:value-type="string" table:style-name="ce9" office:string-value="Buyer Event">
            <text:p>Buyer Event</text:p>
          </table:table-cell>
          <table:table-cell office:value-type="string" table:style-name="ce9" office:string-value="Identifier">
            <text:p>Identifier</text:p>
          </table:table-cell>
          <table:table-cell office:value-type="string" table:style-name="ce11" table:formula="of:=IF([.F16]&lt;&gt;&quot;&quot;;CONCATENATE([.F16];&quot; &quot;;[.G16]);[.G16])" office:string-value="Buyer Event Identifier">
            <text:p>Buyer Event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6]&lt;&gt;&quot;&quot;;CONCATENATE([.J16];&quot;_ &quot;;[.I16];&quot;. Type&quot;);CONCATENATE([.I1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event tracking identifier assigned by the buyer.">
            <text:p>An event tracking identifier assigned by the buy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7]=&quot;UUID&quot;;&quot;UUID&quot;;SUBSTITUTE(SUBSTITUTE(CONCATENATE(IF([.E17]=&quot;Universally Unique&quot;;&quot;UU&quot;;[.E17]);IF([.G17]&lt;&gt;[.I17];[.H17];[.F17]);CONCATENATE(IF([.I17]=&quot;Identifier&quot;;&quot;ID&quot;;IF([.I17]=&quot;Text&quot;;&quot;&quot;;[.I17]))));&quot; &quot;;&quot;&quot;);&quot;'&quot;;&quot;&quot;))" office:value-type="string" table:style-name="ce3" office:string-value="Description">
            <text:p>Description</text:p>
          </table:table-cell>
          <table:table-cell office:value-type="string" table:style-name="ce9" office:string-value="Retail Event. Description. Text">
            <text:p>Retail Event. Description. Text</text:p>
          </table:table-cell>
          <table:table-cell table:style-name="ce9" office:value-type="string" office:string-value=""/>
          <table:table-cell office:value-type="string" table:style-name="ce9" office:string-value="Retail Event">
            <text:p>Retail Event</text:p>
          </table:table-cell>
          <table:table-cell table:style-name="ce9" office:value-type="string" office:string-value=""/>
          <table:table-cell table:style-name="ce9" office:value-type="string" office:string-value=""/>
          <table:table-cell office:value-type="string" table:style-name="ce9" office:string-value="Description">
            <text:p>Description</text:p>
          </table:table-cell>
          <table:table-cell office:value-type="string" table:style-name="ce11" table:formula="of:=IF([.F17]&lt;&gt;&quot;&quot;;CONCATENATE([.F17];&quot; &quot;;[.G17]);[.G17])" office:string-value="Description">
            <text:p>Description</text:p>
          </table:table-cell>
          <table:table-cell office:value-type="string" table:style-name="ce9" office:string-value="Text">
            <text:p>Text</text:p>
          </table:table-cell>
          <table:table-cell table:style-name="ce9" office:value-type="string" office:string-value=""/>
          <table:table-cell office:value-type="string" table:style-name="ce11" table:formula="of:=IF([.J17]&lt;&gt;&quot;&quot;;CONCATENATE([.J17];&quot;_ &quot;;[.I17];&quot;. Type&quot;);CONCATENATE([.I17];&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Definition of the discrete activity affecting supply or demand in the supply chain">
            <text:p>Definition of the discrete activity affecting supply or demand in the supply chai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Period">
            <text:p>Period</text:p>
          </table:table-cell>
          <table:table-cell table:style-name="ce10" office:value-type="string" office:string-value="Retail Event. Period">
            <text:p>Retail Event. Period</text:p>
          </table:table-cell>
          <table:table-cell table:style-name="ce10" office:value-type="string" office:string-value=""/>
          <table:table-cell table:style-name="ce10" office:value-type="string" office:string-value="Retail Event">
            <text:p>Retail Ev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8]"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eriod during which the event takes place.">
            <text:p>The period during which the event takes place.</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OriginalDocumentReference">
            <text:p>OriginalDocumentReference</text:p>
          </table:table-cell>
          <table:table-cell table:style-name="ce10" office:value-type="string" office:string-value="Retail Event. Original_ Document Reference. Document Reference">
            <text:p>Retail Event. Original_ Document Reference. Document Reference</text:p>
          </table:table-cell>
          <table:table-cell table:style-name="ce10" office:value-type="string" office:string-value=""/>
          <table:table-cell table:style-name="ce10" office:value-type="string" office:string-value="Retail Event">
            <text:p>Retail Event</text:p>
          </table:table-cell>
          <table:table-cell table:style-name="ce10" office:value-type="string" office:string-value="Original">
            <text:p>Original</text:p>
          </table:table-cell>
          <table:table-cell table:style-name="ce10" office:value-type="string" office:string-value=""/>
          <table:table-cell table:style-name="ce10" office:value-type="string" office:string-value=""/>
          <table:table-cell table:style-name="ce10" table:formula="of:=[.M19]"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 Forecast document associated with this event.">
            <text:p>A reference to a Forecast document associated with this ev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Signature">
            <text:p>Signature</text:p>
          </table:table-cell>
          <table:table-cell table:style-name="ce10" office:value-type="string" office:string-value="Retail Event. Signature">
            <text:p>Retail Event. Signature</text:p>
          </table:table-cell>
          <table:table-cell table:style-name="ce10" office:value-type="string" office:string-value=""/>
          <table:table-cell table:style-name="ce10" office:value-type="string" office:string-value="Retail Event">
            <text:p>Retail Ev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0]"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SenderParty">
            <text:p>SenderParty</text:p>
          </table:table-cell>
          <table:table-cell table:style-name="ce10" office:value-type="string" office:string-value="Retail Event. Sender_ Party. Party">
            <text:p>Retail Event. Sender_ Party. Party</text:p>
          </table:table-cell>
          <table:table-cell table:style-name="ce10" office:value-type="string" office:string-value=""/>
          <table:table-cell table:style-name="ce10" office:value-type="string" office:string-value="Retail Event">
            <text:p>Retail Event</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21]"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sending this document.">
            <text:p>The party send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ReceiverParty">
            <text:p>ReceiverParty</text:p>
          </table:table-cell>
          <table:table-cell table:style-name="ce10" office:value-type="string" office:string-value="Retail Event. Receiver_ Party. Party">
            <text:p>Retail Event. Receiver_ Party. Party</text:p>
          </table:table-cell>
          <table:table-cell table:style-name="ce10" office:value-type="string" office:string-value=""/>
          <table:table-cell table:style-name="ce10" office:value-type="string" office:string-value="Retail Event">
            <text:p>Retail Event</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22]"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receiving this document.">
            <text:p>The party receiv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BuyerCustomerParty">
            <text:p>BuyerCustomerParty</text:p>
          </table:table-cell>
          <table:table-cell table:style-name="ce10" office:value-type="string" office:string-value="Retail Event. Buyer_ Customer Party. Customer Party">
            <text:p>Retail Event. Buyer_ Customer Party. Customer Party</text:p>
          </table:table-cell>
          <table:table-cell table:style-name="ce10" office:value-type="string" office:string-value=""/>
          <table:table-cell table:style-name="ce10" office:value-type="string" office:string-value="Retail Event">
            <text:p>Retail Event</text:p>
          </table:table-cell>
          <table:table-cell table:style-name="ce10" office:value-type="string" office:string-value="Buyer">
            <text:p>Buyer</text:p>
          </table:table-cell>
          <table:table-cell table:style-name="ce10" office:value-type="string" office:string-value=""/>
          <table:table-cell table:style-name="ce10" office:value-type="string" office:string-value=""/>
          <table:table-cell table:style-name="ce10" table:formula="of:=[.M23]"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buyer.">
            <text:p>The buy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SellerSupplierParty">
            <text:p>SellerSupplierParty</text:p>
          </table:table-cell>
          <table:table-cell table:style-name="ce10" office:value-type="string" office:string-value="Retail Event. Seller_ Supplier Party. Supplier Party">
            <text:p>Retail Event. Seller_ Supplier Party. Supplier Party</text:p>
          </table:table-cell>
          <table:table-cell table:style-name="ce10" office:value-type="string" office:string-value=""/>
          <table:table-cell table:style-name="ce10" office:value-type="string" office:string-value="Retail Event">
            <text:p>Retail Event</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24]"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EventComment">
            <text:p>EventComment</text:p>
          </table:table-cell>
          <table:table-cell table:style-name="ce10" office:value-type="string" office:string-value="Retail Event. Event Comment">
            <text:p>Retail Event. Event Comment</text:p>
          </table:table-cell>
          <table:table-cell table:style-name="ce10" office:value-type="string" office:string-value=""/>
          <table:table-cell table:style-name="ce10" office:value-type="string" office:string-value="Retail Event">
            <text:p>Retail Ev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5]" office:value-type="string" office:string-value="Event Comment">
            <text:p>Event Comment</text:p>
          </table:table-cell>
          <table:table-cell table:style-name="ce10" office:value-type="string" office:string-value="Event Comment">
            <text:p>Event Com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Event Comment">
            <text:p>Event Commen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comment regarding the event.">
            <text:p>A comment regarding the ev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PromotionalEvent">
            <text:p>PromotionalEvent</text:p>
          </table:table-cell>
          <table:table-cell table:style-name="ce10" office:value-type="string" office:string-value="Retail Event. Promotional Event">
            <text:p>Retail Event. Promotional Event</text:p>
          </table:table-cell>
          <table:table-cell table:style-name="ce10" office:value-type="string" office:string-value=""/>
          <table:table-cell table:style-name="ce10" office:value-type="string" office:string-value="Retail Event">
            <text:p>Retail Ev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6]" office:value-type="string" office:string-value="Promotional Event">
            <text:p>Promotional Event</text:p>
          </table:table-cell>
          <table:table-cell table:style-name="ce10" office:value-type="string" office:string-value="Promotional Event">
            <text:p>Promotional Ev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romotional Event">
            <text:p>Promotional Event</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description of a promotional event associated with this event.">
            <text:p>The description of a promotional event associated with this ev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MiscellaneousEvent">
            <text:p>MiscellaneousEvent</text:p>
          </table:table-cell>
          <table:table-cell table:style-name="ce10" office:value-type="string" office:string-value="Retail Event. Miscellaneous Event">
            <text:p>Retail Event. Miscellaneous Event</text:p>
          </table:table-cell>
          <table:table-cell table:style-name="ce10" office:value-type="string" office:string-value=""/>
          <table:table-cell table:style-name="ce10" office:value-type="string" office:string-value="Retail Event">
            <text:p>Retail Ev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7]" office:value-type="string" office:string-value="Miscellaneous Event">
            <text:p>Miscellaneous Event</text:p>
          </table:table-cell>
          <table:table-cell table:style-name="ce10" office:value-type="string" office:string-value="Miscellaneous Event">
            <text:p>Miscellaneous Ev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Miscellaneous Event">
            <text:p>Miscellaneous Event</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miscellaneous event associated with this event.">
            <text:p>A miscellaneous event associated with this ev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